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 you have children?</text:p>
          </table:table-cell>
          <table:covered-table-cell table:style-name="ce8" office:value-type="string">
            <text:p>Do you have children?</text:p>
          </table:covered-table-cell>
          <table:covered-table-cell table:style-name="ce8" office:value-type="string">
            <text:p>Do you have children?</text:p>
          </table:covered-table-cell>
          <table:covered-table-cell table:style-name="ce8" office:value-type="string">
            <text:p>Do you have children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316">
            <text:p>31.6%</text:p>
          </table:table-cell>
          <table:table-cell table:style-name="ce15" office:value-type="float" office:value="232">
            <text:p>23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684">
            <text:p>68.4%</text:p>
          </table:table-cell>
          <table:table-cell table:style-name="ce15" office:value-type="float" office:value="502">
            <text:p>502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734">
            <text:p>734</text:p>
          </table:covered-table-cell>
          <table:table-cell table:style-name="ce16" office:value-type="float" office:value="734">
            <text:p>734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273">
            <text:p>273</text:p>
          </table:covered-table-cell>
          <table:table-cell table:style-name="ce17" office:value-type="float" office:value="273">
            <text:p>273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05:54</dc:date>
    <dc:creator>Catarina Mota</dc:creator>
    <meta:editing-duration>PT00H00M11S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6.276cm" svg:y="0.18cm" chart:style-name="ch2">
          <text:p>Do you have children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316">
                <text:p text:id="'Question 1'.C4:'Question 1'.C5">0.316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684">
                <text:p>0.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